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7" style:family="paragraph" style:parent-style-name="Text_20_body">
      <style:paragraph-properties fo:margin-left="0cm" fo:margin-right="0cm" style:line-height-at-least="0.476cm" fo:text-indent="0cm" style:auto-text-indent="false"/>
      <style:text-properties style:text-line-through-style="solid"/>
    </style:style>
    <style:style style:name="P8"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9"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0" style:family="paragraph" style:parent-style-name="Table_20_Contents">
      <style:text-properties fo:color="#000000" style:text-line-through-style="solid" style:font-name="Verdana" fo:font-size="8.25pt" fo:font-weight="bold"/>
    </style:style>
    <style:style style:name="P11" style:family="paragraph" style:parent-style-name="Table_20_Contents">
      <style:paragraph-properties fo:padding="0.049cm" fo:border="0.002cm solid #d1d7dc"/>
      <style:text-properties fo:color="#006600" style:text-line-through-style="solid" style:font-name="Courier" fo:font-size="8.25pt"/>
    </style:style>
    <style:style style:name="P12" style:family="paragraph" style:parent-style-name="Standard">
      <style:text-properties style:text-line-through-style="solid"/>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1" fo:font-size="10.5pt" fo:letter-spacing="normal" fo:font-style="normal" fo:font-weight="normal"/>
    </style:style>
    <style:style style:name="P15"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1" fo:font-size="10.5pt" fo:letter-spacing="normal" fo:font-style="normal" fo:font-weight="normal"/>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19" style:family="paragraph" style:parent-style-name="Heading_20_1">
      <style:text-properties style:text-line-through-style="solid"/>
    </style:style>
    <style:style style:name="P2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P2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font-size="12pt" fo:letter-spacing="normal" style:font-size-asian="12pt" style:font-size-complex="12pt"/>
    </style:style>
    <style:style style:name="P2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solid" fo:letter-spacing="normal"/>
    </style:style>
    <style:style style:name="P2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2pt" fo:letter-spacing="normal" fo:font-style="normal" fo:font-weight="normal" style:font-size-asian="12pt" style:font-size-complex="12pt"/>
    </style:style>
    <style:style style:name="P2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solid" style:font-name="monospace"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normal"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000000" style:text-line-through-style="solid" style:font-name="Verdana1" fo:font-size="10.5pt" fo:letter-spacing="normal" fo:font-style="normal" fo:font-weight="normal"/>
    </style:style>
    <style:style style:name="T8" style:family="text">
      <style:text-properties fo:font-variant="normal" fo:text-transform="none" fo:color="#000000" style:text-line-through-style="solid" style:font-name="Verdana1" fo:font-size="10.5pt" fo:letter-spacing="normal" fo:font-style="italic" fo:font-weight="normal"/>
    </style:style>
    <style:style style:name="T9" style:family="text">
      <style:text-properties fo:font-variant="normal" fo:text-transform="none" fo:color="#222222" style:font-name="Verdana1" fo:font-size="14.25pt" fo:letter-spacing="normal" fo:font-style="normal" fo:font-weight="bold"/>
    </style:style>
    <style:style style:name="T10"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11" style:family="text">
      <style:text-properties fo:font-variant="normal" fo:text-transform="none" fo:color="#0033cc" style:font-name="Verdana1" fo:font-size="10.5pt" fo:letter-spacing="normal" fo:font-style="normal" style:text-underline-style="none" fo:font-weight="normal" style:text-blinking="false"/>
    </style:style>
    <style:style style:name="T12" style:family="text">
      <style:text-properties fo:font-variant="normal" fo:text-transform="none" fo:color="#0033cc" style:text-line-through-style="solid" style:font-name="Verdana1" fo:font-size="10.5pt" fo:letter-spacing="normal" fo:font-style="normal" style:text-underline-style="none" fo:font-weight="normal" style:text-blinking="false"/>
    </style:style>
    <style:style style:name="T13" style:family="text">
      <style:text-properties fo:font-weight="bold"/>
    </style:style>
    <style:style style:name="T14" style:family="text">
      <style:text-properties style:font-name="monospace" fo:font-style="normal" fo:font-weight="normal"/>
    </style:style>
    <style:style style:name="T15" style:family="text">
      <style:text-properties style:font-name="monospace" fo:font-size="10.5pt" fo:font-style="normal" fo:font-weight="normal"/>
    </style:style>
    <style:style style:name="T16" style:family="text">
      <style:text-properties style:text-line-through-style="none"/>
    </style:style>
    <style:style style:name="T17" style:family="text">
      <style:text-properties style:text-line-through-style="solid"/>
    </style:style>
    <style:style style:name="T18"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7"><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7"><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7">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9"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7"><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13">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3">ask for advice</text:span> from your PP mentor, an experienced PPer/PPVer, or in the forums. If you say what "special" characters you have, then someone will be able to help you decide which text version(s) is most appropriate.</text:p>
      <text:p text:style-name="P6">End of <text:span text:style-name="T13">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7"><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7"><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0">Code:</text:p>
          </table:table-cell>
        </table:table-row>
        <table:table-row>
          <table:table-cell table:style-name="Table1.A2" office:value-type="string">
            <text:p text:style-name="P11">&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8"><text:line-break/>The following CSS makes it look roughly like the original:</text:p>
      <table:table table:name="Table2" table:style-name="Table2">
        <table:table-column table:style-name="Table2.A"/>
        <table:table-row>
          <table:table-cell table:style-name="Table2.A1" office:value-type="string">
            <text:p text:style-name="P10">Code:</text:p>
          </table:table-cell>
        </table:table-row>
        <table:table-row>
          <table:table-cell table:style-name="Table2.A2" office:value-type="string">
            <text:p text:style-name="P11">div.inlinehead h3 {<text:span text:style-name="T18">display</text:span>: <text:span text:style-name="T18">inline</text:span>; padding-right: 1em;} <text:line-break/>div.inlinehead p {<text:span text:style-name="T18">display</text:span>: <text:span text:style-name="T18">inline</text:span>;}</text:p>
          </table:table-cell>
        </table:table-row>
      </table:table>
      <text:p text:style-name="P7"><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7">**Change Index to a chapter heading </text:span><text:s text:c="7"/></text:p>
      <text:p text:style-name="P2">Search and repair $1</text:p>
      <text:p text:style-name="P2">Front matter</text:p>
      <text:p text:style-name="P2">End matter.</text:p>
      <text:p text:style-name="P1"><text:s text:c="8"/><text:span text:style-name="T17">Tables</text:span>.</text:p>
      <text:p text:style-name="P1"><text:s text:c="8"/><text:span text:style-name="T17">Tables of Contents</text:span> <text:span text:style-name="T17">and Indexes, which are best formatted using unsigned lists, rather than the markup Guiguts generates for /$..$/. http://www.pgdp.net/wiki/User:Windymilla/Tables_for_ToCs</text:span></text:p>
      <text:p text:style-name="P1"><text:s text:c="8"/><text:span text:style-name="T17">Illustrations</text:span>. </text:p>
      <text:p text:style-name="P2">Check outline for heading levels</text:p>
      <text:p text:style-name="P2">Alter CSS for style of book</text:p>
      <text:p text:style-name="P2">Check &lt;hr /&gt;s</text:p>
      <text:p text:style-name="P2">Format transcriber's notes</text:p>
      <text:p text:style-name="P1"/>
      <text:p text:style-name="P2"><text:s text:c="4"/>Use the element-markup buttons in the HTML Palette to mark up these areas. Use regex replacements to make systematic changes.</text:p>
      <text:p text:style-name="P2"><text:s text:c="4"/>Open the file in one or more web browsers (Internet Explorer and at least one other such as Firefox or Netscape) using the "View in Browser" button. Page through the entire book.</text:p>
      <text:p text:style-name="P2"><text:s text:c="8"/>Where you see a problem, make a correction in Guiguts, save the file, and click the "reload" button in each browser. </text:p>
      <text:p text:style-name="P2"><text:s text:c="4"/>Hyperlink page references in text, TOC, and index (discussed here).</text:p>
      <text:p text:style-name="P2"><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2">Index: Prepare new index in true alphabetical order incorporating 'new receipts' (keep original as separate)</text:p>
      <text:p text:style-name="P2"/>
      <text:p text:style-name="P1"><text:soft-page-break/></text:p>
      <text:p text:style-name="P1"><text:s text:c="3"/><text:span text:style-name="T9">21. Prepare HTML Edition (4-? hr.)</text:span></text:p>
      <text:list xml:id="list3709729524581973976" text:style-name="L1">
        <text:list-item>
          <text:p text:style-name="P13"><text:span text:style-name="T7">Open </text:span><text:span text:style-name="T8">bookname</text:span><text:span text:style-name="Teletype"><text:span text:style-name="T7">.html</text:span></text:span><text:span text:style-name="T7"> that was saved in step 16.</text:span></text:p>
        </text:list-item>
        <text:list-item>
          <text:p text:style-name="P16"><text:span text:style-name="T7">If you will insert visible page numbers or anchors at page boundaries, then configure the</text:span><text:a xlink:type="simple" xlink:href="http://www.pgdp.net/wiki/PPTools/Guiguts/Page_Labels#Setting_Page_Labels"><text:span text:style-name="T12">page labels</text:span></text:a><text:span text:style-name="T7"> before proceeding</text:span></text:p>
        </text:list-item>
        <text:list-item>
          <text:p text:style-name="P16"><text:span text:style-name="T7">Check the footnotes and move them to the Landing Zones you have decided on, as described in the </text:span><text:a xlink:type="simple" xlink:href="http://www.pgdp.net/wiki/PPTools/Guiguts/Footnotes"><text:span text:style-name="T12">PPTools/Guiguts/Footnotes</text:span></text:a><text:span text:style-name="T7">.</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7">Open the </text:span><text:a xlink:type="simple" xlink:href="http://www.pgdp.net/wiki/PPTools/Guiguts/HTML"><text:span text:style-name="T12">HTML Palette</text:span></text:a><text:span text:style-name="T7"> and set optional switches as desired.</text:span></text:p>
        </text:list-item>
        <text:list-item>
          <text:p text:style-name="P16"><text:span text:style-name="T7">Apply </text:span><text:a xlink:type="simple" xlink:href="http://www.pgdp.net/wiki/PPTools/Guiguts/HTML#Autogenerating_HTML"><text:span text:style-name="T12">Automatic HTML conversion</text:span></text:a><text:span text:style-name="T7">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4">Title pages.</text:p>
            </text:list-item>
            <text:list-item>
              <text:p text:style-name="P17">Tables.</text:p>
            </text:list-item>
            <text:list-item>
              <text:p text:style-name="P16"><text:span text:style-name="T7">Tables of Contents and Indexes, which are best formatted using unsigned lists, rather than the markup Guiguts generates for </text:span><text:span text:style-name="Teletype"><text:span text:style-name="T7">/$..$/</text:span></text:span><text:span text:style-name="T7">.</text:span></text:p>
            </text:list-item>
            <text:list-item>
              <text:p text:style-name="P17">End matter</text:p>
            </text:list-item>
            <text:list-item>
              <text:p text:style-name="P17">reformat front matter to remove &lt;p&gt; for sentences</text:p>
            </text:list-item>
            <text:list-item>
              <text:p text:style-name="P17">Illustrations. (sideways f)</text:p>
            </text:list-item>
            <text:list-item>
              <text:p text:style-name="P17">illustration links to larger image</text:p>
            </text:list-item>
          </text:list>
        </text:list-item>
        <text:list-item>
          <text:p text:style-name="P16"><text:span text:style-name="T7">Use the </text:span><text:a xlink:type="simple" xlink:href="http://www.pgdp.net/wiki/PPTools/Guiguts/HTML#Inserting_HTML_Element_by_Element"><text:span text:style-name="T12">element-markup buttons</text:span></text:a><text:span text:style-name="T7"> in the HTML Palette to mark up these areas. Use regex replacements to make systematic changes.</text:span></text:p>
        </text:list-item>
        <text:list-item>
          <text:p text:style-name="P17">Format CSS for headings etc.</text:p>
        </text:list-item>
        <text:list-item>
          <text:p text:style-name="P17">Open the file in one or more web browsers (Internet Explorer and at least one other such as Firefox or Netscape) using the "View in Browser" button. Page through the entire book.</text:p>
          <text:list>
            <text:list-item>
              <text:p text:style-name="P14">Where you see a problem, make a correction in Guiguts, save the file, and click the "reload" button in each browser.</text:p>
            </text:list-item>
          </text:list>
        </text:list-item>
        <text:list-item>
          <text:p text:style-name="P16"><text:span text:style-name="T7">Hyperlink page references in text, TOC, and index (discussed </text:span><text:a xlink:type="simple" xlink:href="http://www.pgdp.net/wiki/PPTools/Guiguts/HTML#Hyperlinking_Page_Numbers"><text:span text:style-name="T12">here</text:span></text:a><text:span text:style-name="T7">).</text:span></text:p>
        </text:list-item>
        <text:list-item>
          <text:p text:style-name="P1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7">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12">Proofreaders' Guide to EPUB</text:span></text:a><text:span text:style-name="T7"> or the</text:span><text:a xlink:type="simple" xlink:href="http://www.pgdp.net/wiki/PP_guide_to_cover_pages"><text:span text:style-name="T12">PP guide to cover pages</text:span></text:a><text:span text:style-name="T7">.</text:span></text:p>
        </text:list-item>
        <text:list-item>
          <text:p text:style-name="P17">Use the "Find orphaned markup" button on the HTML Palette to find any mismatched html markup in the file.</text:p>
          <text:list>
            <text:list-item>
              <text:p text:style-name="P1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6"><text:span text:style-name="T7">Apply the </text:span><text:a xlink:type="simple" xlink:href="http://www.pgdp.net/wiki/PPTools/Guiguts/HTML#Using_the_Link_Checker"><text:span text:style-name="T12">Link Checker</text:span></text:a><text:span text:style-name="T7"> and correct all issues found.</text:span></text:p>
        </text:list-item>
        <text:list-item>
          <text:p text:style-name="P16"><text:span text:style-name="T7">Apply </text:span><text:a xlink:type="simple" xlink:href="http://www.pgdp.net/wiki/PPTools/Guiguts/HTML#Using_HTML_Tidy"><text:span text:style-name="T12">Tidy</text:span></text:a><text:span text:style-name="T7">.</text:span></text:p>
        </text:list-item>
        <text:list-item>
          <text:p text:style-name="P16"><text:span text:style-name="T7">Use the W3C Validate and W3C CSS Validate buttons to check the correctness of HTML and CSS. Alternatively, open the </text:span><text:a xlink:type="simple" xlink:href="http://validator.w3.org/"><text:span text:style-name="T12">WC3 Validator</text:span></text:a><text:span text:style-name="T7">, upload the file, and correct the nits it picks. Be sure to use both the HTML and CSS validators. There are reports that the </text:span><text:soft-page-break/><text:span text:style-name="T7">buttons do not pick up all the errors found by the web site so the final checks should be done on the web site.</text:span></text:p>
        </text:list-item>
        <text:list-item>
          <text:p text:style-name="P17">Use pphtml and ppvimage</text:p>
        </text:list-item>
      </text:list>
      <text:p text:style-name="P1"/>
      <text:h text:style-name="P19"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20">div.tnotes {background-color: #eeeeee; border: 1px solid black; padding: 1em;} </text:p>
      <text:p text:style-name="P22">.covernote {visibility: hidden; display: none;} </text:p>
      <text:p text:style-name="P22">@media handheld {</text:p>
      <text:p text:style-name="P23"><text:s text:c="2"/><text:span text:style-name="T14">.covernote {visibility: visible; display: block;} </text:span></text:p>
      <text:p text:style-name="P25">} </text:p>
      <text:p text:style-name="P6">It may be that your main TN is at the end of the book, and the epub cover TN is the only one that is required at the front. In this case, you can use the covernote class on the whole div (immediately after &lt;body&gt;), as follows.</text:p>
      <text:p text:style-name="P21">&lt;div class="tnotes covernote"&gt; </text:p>
      <text:p text:style-name="P24"><text:s text:c="2"/><text:span text:style-name="T15">&lt;p&gt;The cover image was created by the transcriber and is placed in the public domain.&lt;/p&gt; </text:span></text:p>
      <text:p text:style-name="P26">&lt;/div&gt; </text:p>
      <text:p text:style-name="P6">However, if you have other notes that you want to appear at the front of the book, you will want the div to be displayed, but just the cover image paragraph hidden, something like this:</text:p>
      <text:p text:style-name="P21">&lt;div class="tnotes"&gt; </text:p>
      <text:p text:style-name="P24"><text:s text:c="2"/><text:span text:style-name="T15">&lt;p&gt;Transcriber's Notes&lt;/p&gt; </text:span></text:p>
      <text:p text:style-name="P24"><text:s text:c="2"/><text:span text:style-name="T15">&lt;p class="covernote"&gt;The cover image was created by the transcriber and is placed in the public domain.&lt;/p&gt; </text:span></text:p>
      <text:p text:style-name="P24"><text:s text:c="2"/><text:span text:style-name="T15">&lt;p&gt;Other information readers require before reading the book...&lt;/p&gt; </text:span></text:p>
      <text:p text:style-name="P26">&lt;/div&gt;</text:p>
      <text:p text:style-name="P6">To view in your browser what the TN will look like in the epub version, <text:span text:style-name="T13">temporarily</text:span> change "@media handheld" to "@media all" in the CSS above - don't forget to change it back!</text:p>
      <text:p text:style-name="P1"/>
      <text:p text:style-name="P2">** Create transcriber's note</text:p>
      <text:p text:style-name="P1"/>
      <text:p text:style-name="P1">Format to look like original:</text:p>
      <text:p text:style-name="P2">**hide page numbers</text:p>
      <text:p text:style-name="P2">** chapter headings.</text:p>
      <text:p text:style-name="P1"><text:span text:style-name="T17">** </text:span><text:a xlink:type="simple" xlink:href="http://www.pgdp.net/wiki/Accessibility_Recipes/Dropcaps"><text:span text:style-name="T17">Drop caps.</text:span></text:a></text:p>
      <text:p text:style-name="P2">** correspondence</text:p>
      <text:p text:style-name="P2">** Thought breaks to match image</text:p>
      <text:p text:style-name="P2">** footnotes</text:p>
      <text:p text:style-name="P1"><text:soft-page-break/><text:a xlink:type="simple" xlink:href="http://www.pgdp.net/wiki/Accessibility_Recipes/Footnotes"><text:span text:style-name="T17">Make footnotes accessible</text:span></text:a></text:p>
      <text:p text:style-name="P1"><text:a xlink:type="simple" xlink:href="http://www.pgdp.net/wiki/Accessibility_Recipes/Emphasis"><text:span text:style-name="T17">Change &lt;i&gt; and &lt;b&gt; to appropriate markup</text:span></text:a></text:p>
      <text:p text:style-name="Standard"><text:a xlink:type="simple" xlink:href="http://www.pgdp.net/wiki/The_Proofreader's_Guide_to_EPUB#How_to_Author_HTML_That_Converts_Gracefully_to_EPUB"><text:span text:style-name="T17">Change 'width=px' in img to CSS with @media screen classes </text:span></text:a></text:p>
      <text:p text:style-name="P1"/>
      <text:list xml:id="list35278395"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6">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text:soft-page-break/>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5:13:38.78</dc:date>
    <dc:creator>Gemma Wright</dc:creator>
    <meta:editing-duration>PT23H51M37S</meta:editing-duration>
    <meta:editing-cycles>77</meta:editing-cycles>
    <meta:generator>OpenOffice/4.0.1$Win32 OpenOffice.org_project/401m5$Build-9714</meta:generator>
    <meta:document-statistic meta:table-count="2" meta:image-count="0" meta:object-count="0" meta:page-count="13" meta:paragraph-count="336" meta:word-count="5124" meta:character-count="31704"/>
  </office:meta>
</office:document-meta>
</file>